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game 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off-by-one in turn count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 cleanup on movement path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Hacking status panel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 feedback for hacked obj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 tutorial text prom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-these are just firewalls on collectables</text:p>
          </table:table-cell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os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t and ru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ore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inter-mission scene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sfeed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di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my assignmen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 enemy typ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Juice for Alpha releas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ack/hack animation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re animatio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nd eff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g music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n up UI layou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lpha Polish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camera confi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logic to level generator to avoid overlapping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erminal camera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nam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hanical identites</text:p>
          </table:table-cell>
          <table:table-cell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dungeon layout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enemy suite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unique features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d practic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more player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design more enemy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design more roo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Online presenc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ch page</text:p>
          </table:table-cell>
          <table:table-cell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screenshots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gameplay footage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discussion topics, introductions and CTA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try webgl build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cial media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plug the itch page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identify influencers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et cover ar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ath animations/ particle effec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oft endpoin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ncorporate user sugges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DO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00-00-00</text:date>, <text:time style:data-style-name="N2" text:time-value="12:33:38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0-04-09T12:37:07.129000000</dc:date>
    <meta:editing-duration>P6DT23H2M11S</meta:editing-duration>
    <meta:editing-cycles>50</meta:editing-cycles>
    <meta:document-statistic meta:table-count="1" meta:cell-count="192" meta:object-count="0"/>
  </office:meta>
</office:document-meta>
</file>